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ce6278" officeooo:paragraph-rsid="00f089e6"/>
    </style:style>
    <style:style style:name="P3" style:family="paragraph" style:parent-style-name="Text_20_body">
      <style:text-properties officeooo:rsid="00f089e6" officeooo:paragraph-rsid="00f089e6"/>
    </style:style>
    <style:style style:name="T1" style:family="text">
      <style:text-properties officeooo:rsid="00e81e1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JSON serialization</text:h>
      <text:p text:style-name="P1">19<text:span text:style-name="T1">1026</text:span>, <text:s/><text:span text:style-name="T1">26</text:span>.<text:span text:style-name="T1">10</text:span>.2019/pekka</text:p>
      <text:p text:style-name="P3">The JSON is used as hierarchical and extensible presentation of data. JSON data is normally plain text, and quite inefficient as such. Thus it is routinely compressed as packed binary JSON. Binary JSON is suited for internal data presentation for multiple purposes, like presenting IOCOM data structures, saving parameters, etc. Plain text JSON is good for editing and communicating with systems by other manufacturer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10-28T14:19:49.787921754</dc:date>
    <meta:editing-duration>P2DT3H52M36S</meta:editing-duration>
    <meta:editing-cycles>200</meta:editing-cycles>
    <meta:generator>LibreOffice/6.2.4.2$Linux_X86_64 LibreOffice_project/20$Build-2</meta:generator>
    <meta:document-statistic meta:table-count="0" meta:image-count="0" meta:object-count="0" meta:page-count="1" meta:paragraph-count="3" meta:word-count="68" meta:character-count="463" meta:non-whitespace-character-count="396"/>
  </office:meta>
</office:document-meta>
</file>